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5A4290EBE88BB056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77cm, 4.997cm, 23.685cm, 8.51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17cm" svg:height="21.335cm" svg:x="1.192cm" svg:y="2.292cm">
          <draw:image xlink:href="Pictures/10000000000005E8000007E05A4290EBE88BB05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5-15T13:18:14.958324420</dc:date>
    <meta:editing-duration>PT3M31S</meta:editing-duration>
    <meta:editing-cycles>6</meta:editing-cycles>
    <meta:generator>LibreOffice/7.5.2.2$MacOSX_AARCH64 LibreOffice_project/53bb9681a964705cf672590721dbc85eb4d0c3a2</meta:generator>
    <meta:document-statistic meta:object-count="1"/>
  </office:meta>
</office:document-meta>
</file>